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bf53c" officeooo:paragraph-rsid="001bf53c"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1bf53c" style:font-size-asian="11pt" style:font-size-complex="11pt"/>
    </style:style>
    <style:style style:name="P4" style:family="paragraph" style:parent-style-name="Standard">
      <style:text-properties fo:font-size="11pt" officeooo:rsid="00250c8b" officeooo:paragraph-rsid="00250c8b" style:font-size-asian="11pt" style:font-size-complex="11pt"/>
    </style:style>
    <style:style style:name="P5" style:family="paragraph" style:parent-style-name="Standard">
      <style:text-properties fo:font-size="11pt" officeooo:paragraph-rsid="00250c8b" style:font-size-asian="11pt" style:font-size-complex="11pt"/>
    </style:style>
    <style:style style:name="P6" style:family="paragraph" style:parent-style-name="Standard">
      <style:text-properties fo:font-size="11pt" officeooo:paragraph-rsid="00255750" style:font-size-asian="11pt" style:font-size-complex="11pt"/>
    </style:style>
    <style:style style:name="P7" style:family="paragraph" style:parent-style-name="Standard">
      <style:text-properties fo:font-size="11pt" fo:font-style="italic" style:font-size-asian="11pt" style:font-style-asian="italic" style:font-size-complex="11pt" style:font-style-complex="italic"/>
    </style:style>
    <style:style style:name="P8" style:family="paragraph" style:parent-style-name="Standard">
      <style:text-properties fo:font-size="11pt" fo:font-style="italic" officeooo:rsid="001bf53c" officeooo:paragraph-rsid="001bf53c" style:font-size-asian="11pt" style:font-style-asian="italic" style:font-size-complex="11pt" style:font-style-complex="italic"/>
    </style:style>
    <style:style style:name="P9" style:family="paragraph" style:parent-style-name="Standard">
      <style:text-properties fo:font-size="11pt" fo:font-style="italic" officeooo:paragraph-rsid="001bf53c" style:font-size-asian="11pt" style:font-style-asian="italic" style:font-size-complex="11pt" style:font-style-complex="italic"/>
    </style:style>
    <style:style style:name="P10" style:family="paragraph" style:parent-style-name="Standard">
      <style:text-properties fo:font-size="11pt" fo:font-style="normal" officeooo:rsid="002359eb" officeooo:paragraph-rsid="002359eb" style:font-size-asian="11pt" style:font-style-asian="normal" style:font-size-complex="11pt" style:font-style-complex="normal"/>
    </style:style>
    <style:style style:name="P11" style:family="paragraph" style:parent-style-name="Standard">
      <style:text-properties fo:font-size="11pt" fo:font-style="normal" fo:font-weight="bold" officeooo:rsid="002359eb" officeooo:paragraph-rsid="002359eb" style:font-size-asian="11pt" style:font-style-asian="normal" style:font-weight-asian="bold" style:font-size-complex="11pt" style:font-style-complex="normal" style:font-weight-complex="bold"/>
    </style:style>
    <style:style style:name="P12"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14" style:family="paragraph" style:parent-style-name="Standard">
      <style:text-properties fo:color="#158466" loext:opacity="100%" fo:font-size="11pt" officeooo:rsid="001bf53c" officeooo:paragraph-rsid="001bf53c" style:font-size-asian="11pt" style:font-size-complex="11pt"/>
    </style:style>
    <style:style style:name="P15" style:family="paragraph" style:parent-style-name="Standard">
      <style:text-properties fo:color="#158466" loext:opacity="100%" fo:font-size="11pt" officeooo:paragraph-rsid="001bf53c" style:font-size-asian="11pt" style:font-size-complex="11pt"/>
    </style:style>
    <style:style style:name="P16" style:family="paragraph" style:parent-style-name="Standard">
      <style:text-properties fo:color="#158466" loext:opacity="100%" fo:font-size="11pt" fo:font-style="italic" officeooo:rsid="001bf53c" officeooo:paragraph-rsid="001bf53c" style:font-size-asian="11pt" style:font-style-asian="italic" style:font-size-complex="11pt" style:font-style-complex="italic"/>
    </style:style>
    <style:style style:name="P17" style:family="paragraph" style:parent-style-name="Standard">
      <style:text-properties style:use-window-font-color="true" loext:opacity="0%" fo:font-size="11pt" officeooo:paragraph-rsid="001bf53c" style:font-size-asian="11pt" style:font-size-complex="11pt"/>
    </style:style>
    <style:style style:name="P18" style:family="paragraph" style:parent-style-name="Standard">
      <style:text-properties fo:color="#000000" loext:opacity="100%" fo:font-size="11pt" fo:font-style="italic" officeooo:paragraph-rsid="001bf53c" style:font-size-asian="11pt" style:font-style-asian="italic" style:font-size-complex="11pt" style:font-style-complex="italic"/>
    </style:style>
    <style:style style:name="P19" style:family="paragraph" style:parent-style-name="Standard">
      <style:text-properties fo:color="#55308d" loext:opacity="100%" fo:font-size="11pt" fo:font-style="normal" fo:font-weight="bold" officeooo:rsid="002359eb" officeooo:paragraph-rsid="002359eb" style:font-size-asian="11pt" style:font-style-asian="normal" style:font-weight-asian="bold" style:font-size-complex="11pt" style:font-style-complex="normal" style:font-weight-complex="bold"/>
    </style:style>
    <style:style style:name="P20" style:family="paragraph" style:parent-style-name="Standard">
      <style:text-properties fo:color="#55308d" loext:opacity="100%" fo:font-size="11pt" fo:font-weight="bold" officeooo:rsid="00250c8b" officeooo:paragraph-rsid="00250c8b" style:font-size-asian="11pt" style:font-weight-asian="bold" style:font-size-complex="11pt" style:font-weight-complex="bold"/>
    </style:style>
    <style:style style:name="T1" style:family="text">
      <style:text-properties officeooo:rsid="001bf53c"/>
    </style:style>
    <style:style style:name="T2" style:family="text">
      <style:text-properties fo:font-style="italic" style:font-style-asian="italic" style:font-style-complex="italic"/>
    </style:style>
    <style:style style:name="T3" style:family="text">
      <style:text-properties fo:font-style="italic" officeooo:rsid="001d43f5" style:font-style-asian="italic" style:font-style-complex="italic"/>
    </style:style>
    <style:style style:name="T4" style:family="text">
      <style:text-properties fo:font-style="italic" officeooo:rsid="001bf53c" style:font-style-asian="italic" style:font-style-complex="italic"/>
    </style:style>
    <style:style style:name="T5" style:family="text">
      <style:text-properties fo:font-style="italic" officeooo:rsid="001ed141" style:font-style-asian="italic" style:font-style-complex="italic"/>
    </style:style>
    <style:style style:name="T6" style:family="text">
      <style:text-properties fo:font-style="italic" officeooo:rsid="00255750" style:font-style-asian="italic" style:font-style-complex="italic"/>
    </style:style>
    <style:style style:name="T7" style:family="text">
      <style:text-properties fo:font-style="italic" fo:font-weight="bold" officeooo:rsid="001d43f5" style:font-style-asian="italic" style:font-weight-asian="bold" style:font-style-complex="italic" style:font-weight-complex="bold"/>
    </style:style>
    <style:style style:name="T8" style:family="text">
      <style:text-properties fo:color="#158466" loext:opacity="100%"/>
    </style:style>
    <style:style style:name="T9" style:family="text">
      <style:text-properties fo:color="#158466" loext:opacity="100%" officeooo:rsid="001bf53c"/>
    </style:style>
    <style:style style:name="T10" style:family="text">
      <style:text-properties officeooo:rsid="001d43f5"/>
    </style:style>
    <style:style style:name="T11" style:family="text">
      <style:text-properties officeooo:rsid="0020c0ff"/>
    </style:style>
    <style:style style:name="T12" style:family="text">
      <style:text-properties officeooo:rsid="00219530"/>
    </style:style>
    <style:style style:name="T13" style:family="text">
      <style:text-properties style:text-underline-style="solid" style:text-underline-width="auto" style:text-underline-color="font-color" officeooo:rsid="00219530"/>
    </style:style>
    <style:style style:name="T14" style:family="text">
      <style:text-properties officeooo:rsid="00224c83"/>
    </style:style>
    <style:style style:name="T15" style:family="text">
      <style:text-properties officeooo:rsid="002359eb"/>
    </style:style>
    <style:style style:name="T16" style:family="text">
      <style:text-properties officeooo:rsid="00250c8b"/>
    </style:style>
    <style:style style:name="T17" style:family="text">
      <style:text-properties officeooo:rsid="00255750"/>
    </style:style>
    <style:style style:name="T18" style:family="text">
      <style:text-properties officeooo:rsid="002727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tial Considerations</text:p>
      <text:p text:style-name="Horizontal_20_Line"/>
      <text:p text:style-name="P7">Library diagram (include what adaptors, barcodes, UMIs, primers you included):</text:p>
      <text:p text:style-name="P7"/>
      <text:p text:style-name="P20">|-P5-|-Barcode-|-16S primer-|…~250bp….|-16S reverse primer-|-P7-|</text:p>
      <text:p text:style-name="P4"/>
      <text:p text:style-name="P5"><text:span text:style-name="T16">In this library, the traditional forward and reverse read primers are replaced with 16S based primers. <text:s/>This means that the 16S primers are also part of the biological sequence. <text:s/>These primers are used in some illumina library preps </text:span><text:span text:style-name="T18">(Illumina small rna 3’ adapters)</text:span><text:span text:style-name="T16">, and may show up as primers in fastqc, but should not be trimmed.</text:span></text:p>
      <text:p text:style-name="P4"/>
      <text:p text:style-name="P4">This was sequenced by the MiSeq, which is a 4 color system, and the default for no base call is A. <text:s/>As such terminating strings of A’s should be removed.</text:p>
      <text:p text:style-name="P4"/>
      <text:p text:style-name="P4">The barcodes are 12bp. <text:s/>I am in the process of getting the files for those, so we can remove any read through on read 2 (barcodes are on the 5’ side).</text:p>
      <text:p text:style-name="P2"/>
      <text:p text:style-name="P2"/>
      <text:p text:style-name="P1">Initial Results</text:p>
      <text:p text:style-name="P1">single __ <text:s text:c="3"/>paired_<text:span text:style-name="T13">x</text:span>_ <text:s/>other_____________</text:p>
      <text:p text:style-name="Horizontal_20_Line"/>
      <text:p text:style-name="P12">Sequence Properties:</text:p>
      <text:p text:style-name="P6"><text:span text:style-name="T2">General quality assessment:</text:span> <text:s/><text:span text:style-name="T12">Undetermined reads had a lower read quality (average ~34 with long tail to 20), but the overall quality scores look good for demultiplexed files. <text:s/>The size of the undetermined reads is higher than I would normally expect, so we will want to look into that.</text:span></text:p>
      <text:p text:style-name="P2">QC suggestions: <text:s/><text:span text:style-name="T12">Determine why there are so many undetermined – quality issues with barcode? <text:s/>Are these just bad reads? <text:s/>(lower priority)</text:span></text:p>
      <text:p text:style-name="P2"/>
      <text:p text:style-name="P2"><text:span text:style-name="T2">Average </text:span><text:span text:style-name="T4">and total</text:span><text:span text:style-name="T2"> depth:</text:span> <text:s/><text:span text:style-name="T12">Each library produced ~0.1-0.2M reads, with only the undetermined being significantly out of range at 3.5M reads. <text:s/></text:span></text:p>
      <text:p text:style-name="P2">QC suggestions: <text:span text:style-name="T12">Determine what is going on with the undetermined reads.</text:span></text:p>
      <text:p text:style-name="P2"><text:s text:c="3"/></text:p>
      <text:p text:style-name="P6"><text:span text:style-name="T4">Average length/</text:span><text:span text:style-name="T6">quality</text:span><text:span text:style-name="T4">: </text:span><text:span text:style-name="T12">300bp, quality drops after 200 bp, </text:span><text:span text:style-name="T17">particularly in Read 2</text:span><text:span text:style-name="T12">. <text:s/>Read 2 is markedly lower, especially after 175bp. <text:s/>Overall, these are all consistent (other than undetermined) and uniform across samples. <text:s/></text:span></text:p>
      <text:p text:style-name="P6"><text:span text:style-name="T1">QC suggestions: <text:s/></text:span><text:span text:style-name="T12">Standard quality filters.</text:span></text:p>
      <text:p text:style-name="P2"/>
      <text:p text:style-name="P2"><text:span text:style-name="T2">De-duplication level</text:span>: <text:span text:style-name="T12">These data should have very high duplication levels, as this is amplicon data and all sequences are originating from a single loci. <text:s/>This is evident in the data, as all samples are listed as ~90%+ % duplicates.</text:span></text:p>
      <text:p text:style-name="P2">QC suggestions: <text:s/><text:span text:style-name="T12">Nothing to be done here.</text:span></text:p>
      <text:p text:style-name="P2"><text:s text:c="3"/></text:p>
      <text:p text:style-name="P13">Contaminants:</text:p>
      <text:p text:style-name="P2"><text:span text:style-name="T2">Evidence of biological contamination:</text:span> <text:s/><text:span text:style-name="T12">There are a lot of overrepresented sequences here, but we expect that in amplicon data. <text:s/>Additionally, we see consistent GC content (~54%) for all but the undetermined sequences. <text:s/>Consistency here indicates that there were not multiple sources of read input (as you would see in contamination). <text:s/>Blasting a couple of the over-represented sequences indicated that these were indeed the target ribosomal reads.</text:span></text:p>
      <text:p text:style-name="P2">Source of contamination: <text:s/><text:span text:style-name="T12">none seen</text:span></text:p>
      <text:p text:style-name="P2">QC suggestions: <text:s/><text:span text:style-name="T12">Nothing to be done here.</text:span></text:p>
      <text:p text:style-name="P2"><text:s text:c="3"/></text:p>
      <text:p text:style-name="P2"><text:span text:style-name="T2">Evidence of technical contamination (adaptors, etc)</text:span>: <text:s/><text:span text:style-name="T12">After base ~140, there is an uptick in adapter content ranging from 0.12% to ~4.5% across samples. <text:s/></text:span><text:span text:style-name="T17">This is likely due to the similarity of the 16S primer and one of the Illumina adapter sequences, an artifact of how this library replaces the standard sequencing primer with one </text:span><text:soft-page-break/><text:span text:style-name="T17">based on 16S. <text:s/>The highly consistent point of adapter identification at ~140 bp with no further increase after 150 bp supports that this is an erroneous identification of real sequence as adapter. <text:s/>Normally actual contamination would look more like the pattern seen with the undetermined data, where the levels steadily increase over time, rather than being flat. <text:s/></text:span><text:span text:style-name="T18">Additionally, the primer we know is similar to the sequences (Illumina small rna 3’) is the one being identified in the report.</text:span></text:p>
      <text:p text:style-name="P2">Source of contamination: <text:s/><text:span text:style-name="T14">Adapters </text:span><text:span text:style-name="T18">shown, but likely not real contamination.</text:span></text:p>
      <text:p text:style-name="P2">QC suggestions: <text:span text:style-name="T14">Removal of the adapters </text:span><text:span text:style-name="T17">and barcode fragments </text:span><text:span text:style-name="T14">with trimmomatic and sickle, as per standard; </text:span><text:span text:style-name="T17">initially run with only P5 and P7 and barcodes used, </text:span><text:span text:style-name="T18">re-evalutate.</text:span></text:p>
      <text:p text:style-name="P2"><text:s text:c="3"/></text:p>
      <text:p text:style-name="P7">Library prep issues:</text:p>
      <text:p text:style-name="P2">Evidence of read through: <text:span text:style-name="T18">No real evidence of this, other than small rna 3’ adapter misidentification.</text:span></text:p>
      <text:p text:style-name="P2">Evidence of adaptor ligation: <text:span text:style-name="T15">No evidence of this at this time.</text:span></text:p>
      <text:p text:style-name="P2">Evidence of low-complexity sequences: <text:span text:style-name="T15">No evidence at this time</text:span></text:p>
      <text:p text:style-name="P2">Evidence of rRNA: <text:span text:style-name="T15">No evidence of this at this time</text:span></text:p>
      <text:p text:style-name="P2"><text:span text:style-name="T1">QC suggestions: <text:s/></text:span><text:span text:style-name="T15">No additional needs here.</text:span></text:p>
      <text:p text:style-name="P2"/>
      <text:p text:style-name="P3"><text:span text:style-name="T4">Other Concerns </text:span><text:span text:style-name="T5">(outliers, etc)</text:span><text:span text:style-name="T4">:</text:span></text:p>
      <text:p text:style-name="P10">Undetermined sequences need investigation.</text:p>
      <text:p text:style-name="P10"/>
      <text:p text:style-name="P11">Plan:</text:p>
      <text:p text:style-name="P19">Trimmomatic and sickle trimming to remove <text:span text:style-name="T18">any remaining P7, P5 </text:span>adapt<text:span text:style-name="T18">e</text:span>rs <text:span text:style-name="T18">and barcodes,</text:span> and run standard filters</text:p>
      <text:p text:style-name="P19"><text:tab/>Quality filter cutoff of 30</text:p>
      <text:p text:style-name="P19"><text:tab/>Leading/trailing filter to remove low quality ends</text:p>
      <text:p text:style-name="P19">Separate and investigate undetermined reads separately, after initial clean up of other reads for the interest of time.</text:p>
      <text:p text:style-name="P8"/>
      <text:p text:style-name="P1">Post QC Results – important things to report in publication are in <text:span text:style-name="T8">green</text:span></text:p>
      <text:p text:style-name="Horizontal_20_Line"/>
      <text:p text:style-name="P14"><text:span text:style-name="T2">Commands or workflow used </text:span><text:span text:style-name="T3">(report </text:span><text:span text:style-name="T7">options </text:span><text:span text:style-name="T3">used and </text:span><text:span text:style-name="T7">version</text:span><text:span text:style-name="T3">)</text:span><text:span text:style-name="T2">:</text:span></text:p>
      <text:p text:style-name="P16"/>
      <text:p text:style-name="P16"/>
      <text:p text:style-name="P16"/>
      <text:p text:style-name="P18">Sequence Properties:</text:p>
      <text:p text:style-name="P15"><text:s text:c="3"/><text:span text:style-name="T10">Average quality with SD</text:span>:</text:p>
      <text:p text:style-name="P15"><text:s text:c="3"/>Average <text:span text:style-name="T1">and total</text:span> depth <text:span text:style-name="T10">with SD</text:span>:</text:p>
      <text:p text:style-name="P15"><text:s text:c="3"/><text:span text:style-name="T1">Average length </text:span><text:span text:style-name="T10">with SD</text:span><text:span text:style-name="T1">:</text:span></text:p>
      <text:p text:style-name="P17"><text:s text:c="3"/>De-duplication level*:</text:p>
      <text:p text:style-name="P3"/>
      <text:p text:style-name="P15"><text:s text:c="3"/><text:span text:style-name="T1">Remaining Concerns?</text:span></text:p>
      <text:p text:style-name="P3"><text:s text:c="3"/></text:p>
      <text:p text:style-name="P9">Contaminants:</text:p>
      <text:p text:style-name="P3"><text:s text:c="3"/><text:span text:style-name="T9">Biological c</text:span><text:span text:style-name="T8">ontamination </text:span><text:span text:style-name="T9">removed and checked</text:span><text:span text:style-name="T8">: </text:span><text:span text:style-name="T9">Y__ N__</text:span></text:p>
      <text:p text:style-name="P15"><text:s text:c="3"/><text:span text:style-name="T1">All technical additions removed and checked</text:span>: <text:span text:style-name="T1">Y</text:span>___ <text:span text:style-name="T1">N___</text:span></text:p>
      <text:p text:style-name="P3"/>
      <text:p text:style-name="P15"><text:s text:c="3"/><text:span text:style-name="T1">Remaining Concerns?</text:span></text:p>
      <text:p text:style-name="P3"><text:s text:c="3"/></text:p>
      <text:p text:style-name="P9">Library prep issues:</text:p>
      <text:p text:style-name="P3"><text:s text:c="4"/><text:span text:style-name="T1">Remaining Concerns or future updates?</text:span></text:p>
      <text:p text:style-name="P3"/>
      <text:p text:style-name="P3"/>
      <text:p text:style-name="P8">Other concerns <text:span text:style-name="T11">(platform error, e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3:24:35.485341271</meta:creation-date>
    <dc:date>2024-09-26T16:52:27.751191011</dc:date>
    <meta:editing-duration>PT43M7S</meta:editing-duration>
    <meta:editing-cycles>7</meta:editing-cycles>
    <meta:generator>LibreOffice/7.3.7.2$Linux_X86_64 LibreOffice_project/30$Build-2</meta:generator>
    <meta:document-statistic meta:table-count="0" meta:image-count="0" meta:object-count="0" meta:page-count="2" meta:paragraph-count="58" meta:word-count="756" meta:character-count="4936" meta:non-whitespace-character-count="4146"/>
  </office:meta>
</office:document-meta>
</file>